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bc1" officeooo:paragraph-rsid="00122bc1"/>
    </style:style>
    <style:style style:name="P2" style:family="paragraph" style:parent-style-name="Standard">
      <style:text-properties officeooo:rsid="00134c48" officeooo:paragraph-rsid="00134c48"/>
    </style:style>
    <style:style style:name="P3" style:family="paragraph" style:parent-style-name="Standard">
      <style:text-properties officeooo:rsid="0013f5d9" officeooo:paragraph-rsid="0013f5d9"/>
    </style:style>
    <style:style style:name="P4" style:family="paragraph" style:parent-style-name="Standard">
      <style:text-properties officeooo:rsid="00179aa7" officeooo:paragraph-rsid="00179aa7"/>
    </style:style>
    <style:style style:name="P5" style:family="paragraph" style:parent-style-name="Standard">
      <style:text-properties fo:font-weight="bold" officeooo:rsid="00179aa7" officeooo:paragraph-rsid="00179aa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9aa7" officeooo:paragraph-rsid="00179aa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b0c" officeooo:paragraph-rsid="001a2b0c" style:font-weight-asian="bold" style:font-weight-complex="bold"/>
    </style:style>
    <style:style style:name="P8" style:family="paragraph" style:parent-style-name="Standard">
      <style:text-properties officeooo:rsid="0017c961" officeooo:paragraph-rsid="0017c961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2b0c" officeooo:paragraph-rsid="001a2b0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9aa7" officeooo:paragraph-rsid="00179aa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a2b0c" officeooo:paragraph-rsid="001a2b0c" style:font-weight-asian="normal" style:font-weight-complex="normal"/>
    </style:style>
    <style:style style:name="P12" style:family="paragraph" style:parent-style-name="Text_20_body" style:list-style-name="L2">
      <style:text-properties officeooo:rsid="001c1859" officeooo:paragraph-rsid="001c1859"/>
    </style:style>
    <style:style style:name="P13" style:family="paragraph" style:parent-style-name="Heading_20_2">
      <style:text-properties officeooo:rsid="001c1859" officeooo:paragraph-rsid="001c1859"/>
    </style:style>
    <style:style style:name="P14" style:family="paragraph" style:parent-style-name="Title">
      <style:text-properties officeooo:rsid="001c1859"/>
    </style:style>
    <style:style style:name="P15" style:family="paragraph" style:parent-style-name="Title">
      <style:paragraph-properties fo:break-before="page"/>
      <style:text-properties officeooo:rsid="001c1859" officeooo:paragraph-rsid="001c1859"/>
    </style:style>
    <style:style style:name="T1" style:family="text">
      <style:text-properties officeooo:rsid="00190f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Y 1</text:p>
      <text:p text:style-name="P6"/>
      <text:p text:style-name="P6">keynte</text:p>
      <text:p text:style-name="P1"/>
      <text:p text:style-name="P1">LESS EFFORT MOST SCREENS</text:p>
      <text:p text:style-name="P1"/>
      <text:p text:style-name="P2">START SMALL AND ITERATE</text:p>
      <text:p text:style-name="P2"/>
      <text:p text:style-name="P3">SIGN UP FOR show and tell</text:p>
      <text:p text:style-name="P3"/>
      <text:p text:style-name="P3"/>
      <text:p text:style-name="P6">HTML 5</text:p>
      <text:p text:style-name="P5"/>
      <text:p text:style-name="P4">font awesome</text:p>
      <text:p text:style-name="P4">boostrap</text:p>
      <text:p text:style-name="P4">angular</text:p>
      <text:p text:style-name="P4"/>
      <text:p text:style-name="P4">yeoman</text:p>
      <text:p text:style-name="P4">npm</text:p>
      <text:p text:style-name="P4">grunt</text:p>
      <text:p text:style-name="P4"/>
      <text:p text:style-name="P4">#media query</text:p>
      <text:p text:style-name="P4">match media</text:p>
      <text:p text:style-name="P4">cordova!</text:p>
      <text:p text:style-name="P3"/>
      <text:p text:style-name="P8">Email <text:a xlink:type="simple" xlink:href="mailto:blackberrylabs@blackberry.com" text:style-name="Internet_20_link" text:visited-style-name="Visited_20_Internet_20_Link">blackberrylabs@blackberry.com</text:a> with <text:span text:style-name="T1">github </text:span>userid</text:p>
      <text:p text:style-name="P8"/>
      <text:p text:style-name="P7">HANGMAN</text:p>
      <text:p text:style-name="P7"/>
      <text:p text:style-name="P9">HEAD</text:p>
      <text:p text:style-name="P9">body</text:p>
      <text:p text:style-name="P9">left arm</text:p>
      <text:p text:style-name="P9">right arm</text:p>
      <text:p text:style-name="P9">left leg</text:p>
      <text:p text:style-name="P9">right leg</text:p>
      <text:p text:style-name="P15">DAY 2</text:p>
      <text:h text:style-name="Heading_20_1" text:outline-level="1">HANGMAN</text:h>
      <text:h text:style-name="P13" text:outline-level="2">Components</text:h>
      <text:list xml:id="list3221002907732610945" text:style-name="L2">
        <text:list-item>
          <text:p text:style-name="P12">Number of guess left indication</text:p>
        </text:list-item>
        <text:list-item>
          <text:p text:style-name="P12">Input (keyboard)</text:p>
        </text:list-item>
        <text:list-item>
          <text:p text:style-name="P12">right guesses (revealing word)</text:p>
        </text:list-item>
        <text:list-item>
          <text:p text:style-name="P12">wrong gue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7:35:04.029000000</meta:creation-date>
    <dc:date>2015-03-07T20:57:40.761000000</dc:date>
    <meta:editing-duration>PT5H3M56S</meta:editing-duration>
    <meta:editing-cycles>8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30" meta:word-count="68" meta:character-count="380" meta:non-whitespace-character-count="346"/>
  </office:meta>
</office:document-meta>
</file>